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f9b" officeooo:paragraph-rsid="000cdf9b" fo:background-color="transparent"/>
    </style:style>
    <style:style style:name="P3" style:family="paragraph" style:parent-style-name="Standard">
      <style:paragraph-properties fo:text-align="start" style:justify-single-word="false"/>
      <style:text-properties officeooo:rsid="000cd561" officeooo:paragraph-rsid="000cd561" fo:background-color="transparent"/>
    </style:style>
    <style:style style:name="P4" style:family="paragraph" style:parent-style-name="Standard">
      <style:paragraph-properties fo:text-align="start" style:justify-single-word="false"/>
      <style:text-properties officeooo:rsid="00249d46" officeooo:paragraph-rsid="00249d46" fo:background-color="transparent"/>
    </style:style>
    <style:style style:name="P5" style:family="paragraph" style:parent-style-name="Standard">
      <style:paragraph-properties fo:text-align="start" style:justify-single-word="false"/>
      <style:text-properties officeooo:rsid="002d8f69" officeooo:paragraph-rsid="0038433c" fo:background-color="transparent"/>
    </style:style>
    <style:style style:name="P6" style:family="paragraph" style:parent-style-name="Standard">
      <style:paragraph-properties fo:text-align="start" style:justify-single-word="false"/>
      <style:text-properties officeooo:rsid="002d8f69" officeooo:paragraph-rsid="002d8f69" fo:background-color="transparent"/>
    </style:style>
    <style:style style:name="P7" style:family="paragraph" style:parent-style-name="Standard">
      <style:paragraph-properties fo:text-align="start" style:justify-single-word="false"/>
      <style:text-properties officeooo:rsid="0034692a" officeooo:paragraph-rsid="0034692a" fo:background-color="transparent"/>
    </style:style>
    <style:style style:name="P8" style:family="paragraph" style:parent-style-name="Standard">
      <style:paragraph-properties fo:text-align="start" style:justify-single-word="false"/>
      <style:text-properties officeooo:rsid="00461916" officeooo:paragraph-rsid="00479f3d" fo:background-color="transparent"/>
    </style:style>
    <style:style style:name="P9" style:family="paragraph" style:parent-style-name="Standard">
      <style:paragraph-properties fo:text-align="start" style:justify-single-word="false"/>
      <style:text-properties officeooo:rsid="004c75b0" officeooo:paragraph-rsid="004c75b0" fo:background-color="transparent"/>
    </style:style>
    <style:style style:name="P10" style:family="paragraph" style:parent-style-name="Standard">
      <style:paragraph-properties fo:text-align="start" style:justify-single-word="false"/>
      <style:text-properties officeooo:rsid="004dc181" officeooo:paragraph-rsid="004dc181" fo:background-color="transparent"/>
    </style:style>
    <style:style style:name="P11" style:family="paragraph" style:parent-style-name="Standard">
      <style:paragraph-properties fo:text-align="start" style:justify-single-word="false"/>
      <style:text-properties officeooo:rsid="00508fbe" officeooo:paragraph-rsid="004dc181" fo:background-color="transparent"/>
    </style:style>
    <style:style style:name="P12" style:family="paragraph" style:parent-style-name="Standard">
      <style:paragraph-properties fo:text-align="start" style:justify-single-word="false"/>
      <style:text-properties officeooo:rsid="00508fbe" officeooo:paragraph-rsid="0060edd9" fo:background-color="transparent"/>
    </style:style>
    <style:style style:name="P13" style:family="paragraph" style:parent-style-name="Standard">
      <style:paragraph-properties fo:text-align="start" style:justify-single-word="false"/>
      <style:text-properties officeooo:rsid="0054b8a9" officeooo:paragraph-rsid="0054b8a9" fo:background-color="transparent"/>
    </style:style>
    <style:style style:name="P14" style:family="paragraph" style:parent-style-name="Standard">
      <style:paragraph-properties fo:text-align="start" style:justify-single-word="false"/>
      <style:text-properties officeooo:rsid="0054b8a9" officeooo:paragraph-rsid="006204c1" fo:background-color="transparent"/>
    </style:style>
    <style:style style:name="P15" style:family="paragraph" style:parent-style-name="Standard">
      <style:paragraph-properties fo:text-align="center" style:justify-single-word="false"/>
      <style:text-properties officeooo:rsid="0054b8a9" officeooo:paragraph-rsid="0054b8a9" fo:background-color="transparent"/>
    </style:style>
    <style:style style:name="P16" style:family="paragraph" style:parent-style-name="Standard">
      <style:paragraph-properties fo:text-align="center" style:justify-single-word="false"/>
      <style:text-properties officeooo:rsid="0054b8a9" officeooo:paragraph-rsid="006204c1" fo:background-color="transparent"/>
    </style:style>
    <style:style style:name="P17" style:family="paragraph" style:parent-style-name="Standard">
      <style:paragraph-properties fo:text-align="start" style:justify-single-word="false"/>
      <style:text-properties officeooo:rsid="0050add1" officeooo:paragraph-rsid="005f4ac5" fo:background-color="transparent"/>
    </style:style>
    <style:style style:name="P18" style:family="paragraph" style:parent-style-name="Standard">
      <style:paragraph-properties fo:text-align="start" style:justify-single-word="false"/>
      <style:text-properties officeooo:rsid="0050add1" officeooo:paragraph-rsid="0050add1" fo:background-color="transparent"/>
    </style:style>
    <style:style style:name="P19" style:family="paragraph" style:parent-style-name="Standard">
      <style:paragraph-properties fo:text-align="start" style:justify-single-word="false"/>
      <style:text-properties officeooo:rsid="00479f3d" officeooo:paragraph-rsid="00479f3d" fo:background-color="transparent"/>
    </style:style>
    <style:style style:name="P20" style:family="paragraph" style:parent-style-name="Standard">
      <style:paragraph-properties fo:text-align="start" style:justify-single-word="false"/>
      <style:text-properties officeooo:rsid="005998c3" officeooo:paragraph-rsid="006204c1" fo:background-color="transparent"/>
    </style:style>
    <style:style style:name="P21" style:family="paragraph" style:parent-style-name="Standard">
      <style:paragraph-properties fo:text-align="start" style:justify-single-word="false"/>
      <style:text-properties officeooo:rsid="0052cde8" officeooo:paragraph-rsid="0052cde8" fo:background-color="transparent"/>
    </style:style>
    <style:style style:name="P22" style:family="paragraph" style:parent-style-name="Standard">
      <style:paragraph-properties fo:text-align="start" style:justify-single-word="false"/>
      <style:text-properties officeooo:rsid="00610e82" officeooo:paragraph-rsid="00610e82" fo:background-color="transparent"/>
    </style:style>
    <style:style style:name="P23" style:family="paragraph" style:parent-style-name="Standard">
      <style:paragraph-properties fo:text-align="start" style:justify-single-word="false"/>
      <style:text-properties officeooo:rsid="006204c1" officeooo:paragraph-rsid="006204c1" fo:background-color="transparent"/>
    </style:style>
    <style:style style:name="P24" style:family="paragraph" style:parent-style-name="Standard">
      <style:paragraph-properties fo:text-align="start" style:justify-single-word="false"/>
      <style:text-properties officeooo:rsid="006204c1" officeooo:paragraph-rsid="0086c714" fo:background-color="transparent"/>
    </style:style>
    <style:style style:name="P25" style:family="paragraph" style:parent-style-name="Standard">
      <style:paragraph-properties fo:text-align="start" style:justify-single-word="false"/>
      <style:text-properties officeooo:rsid="001624be" officeooo:paragraph-rsid="006204c1" fo:background-color="transparent"/>
    </style:style>
    <style:style style:name="P26" style:family="paragraph" style:parent-style-name="Standard">
      <style:paragraph-properties fo:text-align="start" style:justify-single-word="false"/>
      <style:text-properties officeooo:rsid="001624be" officeooo:paragraph-rsid="00633b61" fo:background-color="transparent"/>
    </style:style>
    <style:style style:name="P27" style:family="paragraph" style:parent-style-name="Standard">
      <style:paragraph-properties fo:text-align="start" style:justify-single-word="false"/>
      <style:text-properties officeooo:rsid="001624be" officeooo:paragraph-rsid="00649161" fo:background-color="transparent"/>
    </style:style>
    <style:style style:name="P28" style:family="paragraph" style:parent-style-name="Standard">
      <style:paragraph-properties fo:text-align="start" style:justify-single-word="false"/>
      <style:text-properties officeooo:rsid="0065d8a5" officeooo:paragraph-rsid="0065d8a5" fo:background-color="transparent"/>
    </style:style>
    <style:style style:name="P29" style:family="paragraph" style:parent-style-name="Standard">
      <style:paragraph-properties fo:text-align="start" style:justify-single-word="false"/>
      <style:text-properties officeooo:rsid="006d19a0" officeooo:paragraph-rsid="006d19a0" fo:background-color="transparent"/>
    </style:style>
    <style:style style:name="P30" style:family="paragraph" style:parent-style-name="Standard">
      <style:paragraph-properties fo:text-align="start" style:justify-single-word="false"/>
      <style:text-properties officeooo:rsid="006ef545" officeooo:paragraph-rsid="006ef545" fo:background-color="transparent"/>
    </style:style>
    <style:style style:name="P31" style:family="paragraph" style:parent-style-name="Standard">
      <style:paragraph-properties fo:text-align="start" style:justify-single-word="false"/>
      <style:text-properties officeooo:rsid="0070d7a2" officeooo:paragraph-rsid="0070d7a2" fo:background-color="transparent"/>
    </style:style>
    <style:style style:name="P32" style:family="paragraph" style:parent-style-name="Standard">
      <style:paragraph-properties fo:text-align="start" style:justify-single-word="false"/>
      <style:text-properties officeooo:rsid="0070ed49" officeooo:paragraph-rsid="0070ed49" fo:background-color="transparent"/>
    </style:style>
    <style:style style:name="P33" style:family="paragraph" style:parent-style-name="Standard">
      <style:paragraph-properties fo:text-align="start" style:justify-single-word="false"/>
      <style:text-properties officeooo:rsid="0071969b" officeooo:paragraph-rsid="0071bf30" fo:background-color="transparent"/>
    </style:style>
    <style:style style:name="P34" style:family="paragraph" style:parent-style-name="Standard">
      <style:paragraph-properties fo:text-align="start" style:justify-single-word="false"/>
      <style:text-properties officeooo:rsid="0071bf30" officeooo:paragraph-rsid="0071bf30" fo:background-color="transparent"/>
    </style:style>
    <style:style style:name="P35" style:family="paragraph" style:parent-style-name="Standard">
      <style:paragraph-properties fo:text-align="start" style:justify-single-word="false"/>
      <style:text-properties officeooo:rsid="0071bf30" officeooo:paragraph-rsid="00756b98" fo:background-color="transparent"/>
    </style:style>
    <style:style style:name="P36" style:family="paragraph" style:parent-style-name="Standard">
      <style:paragraph-properties fo:text-align="start" style:justify-single-word="false"/>
      <style:text-properties officeooo:rsid="00756b98" officeooo:paragraph-rsid="00756b98" fo:background-color="transparent"/>
    </style:style>
    <style:style style:name="P37" style:family="paragraph" style:parent-style-name="Standard">
      <style:paragraph-properties fo:text-align="start" style:justify-single-word="false"/>
      <style:text-properties officeooo:rsid="0076f778" officeooo:paragraph-rsid="0076f778" fo:background-color="transparent"/>
    </style:style>
    <style:style style:name="P38" style:family="paragraph" style:parent-style-name="Standard">
      <style:paragraph-properties fo:text-align="start" style:justify-single-word="false"/>
      <style:text-properties officeooo:rsid="0076f778" officeooo:paragraph-rsid="00790e7b" fo:background-color="transparent"/>
    </style:style>
    <style:style style:name="P39" style:family="paragraph" style:parent-style-name="Standard">
      <style:paragraph-properties fo:text-align="start" style:justify-single-word="false"/>
      <style:text-properties officeooo:rsid="00790e7b" officeooo:paragraph-rsid="00790e7b" fo:background-color="transparent"/>
    </style:style>
    <style:style style:name="P40" style:family="paragraph" style:parent-style-name="Standard">
      <style:paragraph-properties fo:text-align="start" style:justify-single-word="false"/>
      <style:text-properties officeooo:rsid="007abe02" officeooo:paragraph-rsid="007abe02" fo:background-color="transparent"/>
    </style:style>
    <style:style style:name="P41" style:family="paragraph" style:parent-style-name="Standard">
      <style:paragraph-properties fo:text-align="start" style:justify-single-word="false"/>
      <style:text-properties officeooo:rsid="007cb168" officeooo:paragraph-rsid="007cb168" fo:background-color="transparent"/>
    </style:style>
    <style:style style:name="P42" style:family="paragraph" style:parent-style-name="Standard">
      <style:paragraph-properties fo:text-align="start" style:justify-single-word="false"/>
      <style:text-properties officeooo:rsid="007e5b52" officeooo:paragraph-rsid="007e5b52" fo:background-color="transparent"/>
    </style:style>
    <style:style style:name="P43" style:family="paragraph" style:parent-style-name="Standard">
      <style:paragraph-properties fo:text-align="start" style:justify-single-word="false"/>
      <style:text-properties officeooo:rsid="001c4d04" officeooo:paragraph-rsid="001624be" fo:background-color="transparent"/>
    </style:style>
    <style:style style:name="P44" style:family="paragraph" style:parent-style-name="Standard">
      <style:paragraph-properties fo:text-align="start" style:justify-single-word="false"/>
      <style:text-properties officeooo:rsid="003a8203" officeooo:paragraph-rsid="003a8203" fo:background-color="transparent"/>
    </style:style>
    <style:style style:name="P45" style:family="paragraph" style:parent-style-name="Standard">
      <style:paragraph-properties fo:text-align="start" style:justify-single-word="false"/>
      <style:text-properties officeooo:rsid="00396d4d" officeooo:paragraph-rsid="00396d4d" fo:background-color="transparent"/>
    </style:style>
    <style:style style:name="P46" style:family="paragraph" style:parent-style-name="Standard">
      <style:paragraph-properties fo:text-align="start" style:justify-single-word="false"/>
      <style:text-properties officeooo:rsid="00421de7" officeooo:paragraph-rsid="00421de7" fo:background-color="transparent"/>
    </style:style>
    <style:style style:name="P47" style:family="paragraph" style:parent-style-name="Standard">
      <style:paragraph-properties fo:text-align="start" style:justify-single-word="false"/>
      <style:text-properties officeooo:rsid="0044bd52" officeooo:paragraph-rsid="0044bd52" fo:background-color="transparent"/>
    </style:style>
    <style:style style:name="P48" style:family="paragraph" style:parent-style-name="Standard">
      <style:paragraph-properties fo:text-align="start" style:justify-single-word="false"/>
      <style:text-properties officeooo:rsid="0010d1f0" officeooo:paragraph-rsid="000cd561" fo:background-color="#ff6600"/>
    </style:style>
    <style:style style:name="P49" style:family="paragraph" style:parent-style-name="Standard">
      <style:paragraph-properties fo:text-align="start" style:justify-single-word="false"/>
      <style:text-properties officeooo:rsid="0010d1f0" officeooo:paragraph-rsid="000cdf9b" fo:background-color="#ff6600"/>
    </style:style>
    <style:style style:name="P50" style:family="paragraph" style:parent-style-name="Standard">
      <style:paragraph-properties fo:text-align="start" style:justify-single-word="false"/>
      <style:text-properties officeooo:rsid="00396d4d" officeooo:paragraph-rsid="00396d4d" fo:background-color="#ffff99"/>
    </style:style>
    <style:style style:name="P51" style:family="paragraph" style:parent-style-name="Standard">
      <style:paragraph-properties fo:text-align="start" style:justify-single-word="false"/>
      <style:text-properties officeooo:rsid="003a8203" officeooo:paragraph-rsid="003a8203" fo:background-color="#ffff99"/>
    </style:style>
    <style:style style:name="P52" style:family="paragraph" style:parent-style-name="Standard">
      <style:paragraph-properties fo:text-align="start" style:justify-single-word="false"/>
      <style:text-properties officeooo:rsid="0044bd52" officeooo:paragraph-rsid="0044bd52" fo:background-color="#ffff99"/>
    </style:style>
    <style:style style:name="P53" style:family="paragraph" style:parent-style-name="Standard">
      <style:paragraph-properties fo:text-align="start" style:justify-single-word="false"/>
      <style:text-properties officeooo:rsid="003fe32c" officeooo:paragraph-rsid="00396d4d" fo:background-color="#ffff99"/>
    </style:style>
    <style:style style:name="P54" style:family="paragraph" style:parent-style-name="Standard">
      <style:paragraph-properties fo:text-align="start" style:justify-single-word="false"/>
      <style:text-properties officeooo:paragraph-rsid="00649161"/>
    </style:style>
    <style:style style:name="P55" style:family="paragraph" style:parent-style-name="Standard">
      <style:paragraph-properties fo:text-align="start" style:justify-single-word="false"/>
      <style:text-properties fo:font-weight="bold" officeooo:rsid="0065d8a5" officeooo:paragraph-rsid="0065d8a5" fo:background-color="transparent" style:font-weight-asian="bold" style:font-weight-complex="bold"/>
    </style:style>
    <style:style style:name="P56" style:family="paragraph" style:parent-style-name="Standard">
      <style:paragraph-properties fo:text-align="start" style:justify-single-word="false"/>
      <style:text-properties fo:font-weight="bold" officeooo:rsid="006682f3" officeooo:paragraph-rsid="006682f3" fo:background-color="transparent" style:font-weight-asian="bold" style:font-weight-complex="bold"/>
    </style:style>
    <style:style style:name="P57" style:family="paragraph" style:parent-style-name="Standard">
      <style:paragraph-properties fo:text-align="start" style:justify-single-word="false"/>
      <style:text-properties fo:font-weight="bold" officeooo:rsid="0067c537" officeooo:paragraph-rsid="0067c537" fo:background-color="transparent" style:font-weight-asian="bold" style:font-weight-complex="bold"/>
    </style:style>
    <style:style style:name="P58" style:family="paragraph" style:parent-style-name="Standard">
      <style:paragraph-properties fo:text-align="start" style:justify-single-word="false"/>
      <style:text-properties fo:font-weight="bold" officeooo:rsid="00690899" officeooo:paragraph-rsid="0069871d" fo:background-color="transparent" style:font-weight-asian="bold" style:font-weight-complex="bold"/>
    </style:style>
    <style:style style:name="P59" style:family="paragraph" style:parent-style-name="Standard">
      <style:paragraph-properties fo:text-align="start" style:justify-single-word="false"/>
      <style:text-properties fo:font-weight="bold" officeooo:rsid="0069871d" officeooo:paragraph-rsid="0069871d" fo:background-color="transparent" style:font-weight-asian="bold" style:font-weight-complex="bold"/>
    </style:style>
    <style:style style:name="P60" style:family="paragraph" style:parent-style-name="Standard">
      <style:paragraph-properties fo:text-align="start" style:justify-single-word="false"/>
      <style:text-properties fo:font-weight="bold" officeooo:rsid="0069871d" officeooo:paragraph-rsid="006b1179" fo:background-color="transparent" style:font-weight-asian="bold" style:font-weight-complex="bold"/>
    </style:style>
    <style:style style:name="P61" style:family="paragraph" style:parent-style-name="Standard">
      <style:paragraph-properties fo:text-align="start" style:justify-single-word="false"/>
      <style:text-properties fo:font-weight="bold" officeooo:rsid="0069871d" officeooo:paragraph-rsid="006b602a" fo:background-color="transparent" style:font-weight-asian="bold" style:font-weight-complex="bold"/>
    </style:style>
    <style:style style:name="P62" style:family="paragraph" style:parent-style-name="Standard">
      <style:paragraph-properties fo:text-align="start" style:justify-single-word="false"/>
      <style:text-properties fo:font-weight="bold" officeooo:rsid="006d19a0" officeooo:paragraph-rsid="006d19a0" fo:background-color="transparent" style:font-weight-asian="bold" style:font-weight-complex="bold"/>
    </style:style>
    <style:style style:name="P63" style:family="paragraph" style:parent-style-name="Standard">
      <style:paragraph-properties fo:text-align="start" style:justify-single-word="false"/>
      <style:text-properties fo:font-weight="bold" officeooo:rsid="006ef545" officeooo:paragraph-rsid="006ef545" fo:background-color="transparent" style:font-weight-asian="bold" style:font-weight-complex="bold"/>
    </style:style>
    <style:style style:name="P64" style:family="paragraph" style:parent-style-name="Standard">
      <style:paragraph-properties fo:text-align="center" style:justify-single-word="false"/>
      <style:text-properties officeooo:rsid="0086c714" officeooo:paragraph-rsid="0086c714"/>
    </style:style>
    <style:style style:name="P65" style:family="paragraph" style:parent-style-name="Table_20_Contents">
      <style:paragraph-properties fo:text-align="start" style:justify-single-word="false"/>
      <style:text-properties officeooo:rsid="006ef545" officeooo:paragraph-rsid="006ef545"/>
    </style:style>
    <style:style style:name="P66" style:family="paragraph" style:parent-style-name="Table_20_Contents">
      <style:paragraph-properties fo:text-align="center" style:justify-single-word="false"/>
      <style:text-properties officeooo:rsid="006ef545" officeooo:paragraph-rsid="006ef545"/>
    </style:style>
    <style:style style:name="P67" style:family="paragraph" style:parent-style-name="Table_20_Contents">
      <style:paragraph-properties fo:text-align="start" style:justify-single-word="false"/>
      <style:text-properties officeooo:rsid="0070d7a2" officeooo:paragraph-rsid="0070d7a2"/>
    </style:style>
    <style:style style:name="P68" style:family="paragraph" style:parent-style-name="Table_20_Contents">
      <style:paragraph-properties fo:text-align="start" style:justify-single-word="false"/>
      <style:text-properties fo:font-weight="bold" officeooo:rsid="006ef545" officeooo:paragraph-rsid="006ef545" style:font-weight-asian="bold" style:font-weight-complex="bold"/>
    </style:style>
    <style:style style:name="P69" style:family="paragraph" style:parent-style-name="Table_20_Contents">
      <style:paragraph-properties fo:text-align="start" style:justify-single-word="false"/>
      <style:text-properties fo:font-weight="bold" officeooo:rsid="00756b98" officeooo:paragraph-rsid="00756b98" style:font-weight-asian="bold" style:font-weight-complex="bold"/>
    </style:style>
    <style:style style:name="P70" style:family="paragraph" style:parent-style-name="Table_20_Contents">
      <style:paragraph-properties fo:text-align="center" style:justify-single-word="false"/>
      <style:text-properties officeooo:rsid="00756b98" officeooo:paragraph-rsid="00756b98"/>
    </style:style>
    <style:style style:name="P71" style:family="paragraph" style:parent-style-name="Table_20_Contents">
      <style:paragraph-properties fo:text-align="start" style:justify-single-word="false"/>
      <style:text-properties officeooo:rsid="00756b98" officeooo:paragraph-rsid="00756b98"/>
    </style:style>
    <style:style style:name="P72" style:family="paragraph" style:parent-style-name="Standard">
      <style:paragraph-properties fo:text-align="start" style:justify-single-word="false"/>
      <style:text-properties style:text-underline-style="none" officeooo:rsid="00649161" officeooo:paragraph-rsid="00649161" fo:background-color="transparent"/>
    </style:style>
    <style:style style:name="P73" style:family="paragraph" style:parent-style-name="Standard">
      <style:paragraph-properties fo:text-align="start" style:justify-single-word="false"/>
      <style:text-properties style:text-underline-style="none" officeooo:rsid="0065d8a5" officeooo:paragraph-rsid="0065d8a5" fo:background-color="transparent"/>
    </style:style>
    <style:style style:name="P74" style:family="paragraph" style:parent-style-name="Standard">
      <style:paragraph-properties fo:text-align="start" style:justify-single-word="false"/>
      <style:text-properties style:text-underline-style="none" fo:font-weight="normal" officeooo:rsid="0065d8a5" officeooo:paragraph-rsid="0065d8a5" fo:background-color="transparent" style:font-weight-asian="normal" style:font-weight-complex="normal"/>
    </style:style>
    <style:style style:name="P75" style:family="paragraph" style:parent-style-name="Standard">
      <style:paragraph-properties fo:text-align="start" style:justify-single-word="false"/>
      <style:text-properties style:text-underline-style="none" fo:font-weight="normal" officeooo:rsid="006682f3" officeooo:paragraph-rsid="0065d8a5" fo:background-color="transparent" style:font-weight-asian="normal" style:font-weight-complex="normal"/>
    </style:style>
    <style:style style:name="P76" style:family="paragraph" style:parent-style-name="Standard">
      <style:paragraph-properties fo:text-align="start" style:justify-single-word="false"/>
      <style:text-properties style:text-underline-style="none" fo:font-weight="normal" officeooo:rsid="006682f3" officeooo:paragraph-rsid="006682f3" fo:background-color="transparent" style:font-weight-asian="normal" style:font-weight-complex="normal"/>
    </style:style>
    <style:style style:name="P77" style:family="paragraph" style:parent-style-name="Standard">
      <style:paragraph-properties fo:text-align="start" style:justify-single-word="false"/>
      <style:text-properties style:text-underline-style="none" fo:font-weight="normal" officeooo:rsid="0067c537" officeooo:paragraph-rsid="006682f3" fo:background-color="transparent" style:font-weight-asian="normal" style:font-weight-complex="normal"/>
    </style:style>
    <style:style style:name="P78" style:family="paragraph" style:parent-style-name="Standard">
      <style:paragraph-properties fo:text-align="start" style:justify-single-word="false"/>
      <style:text-properties style:text-underline-style="none" fo:font-weight="normal" officeooo:rsid="0067c537" officeooo:paragraph-rsid="0067c537" fo:background-color="transparent" style:font-weight-asian="normal" style:font-weight-complex="normal"/>
    </style:style>
    <style:style style:name="P79" style:family="paragraph" style:parent-style-name="Standard">
      <style:paragraph-properties fo:text-align="start" style:justify-single-word="false"/>
      <style:text-properties fo:font-weight="normal" officeooo:rsid="0067c537" officeooo:paragraph-rsid="0067c537" fo:background-color="transparent" style:font-weight-asian="normal" style:font-weight-complex="normal"/>
    </style:style>
    <style:style style:name="P80" style:family="paragraph" style:parent-style-name="Standard">
      <style:paragraph-properties fo:text-align="start" style:justify-single-word="false"/>
      <style:text-properties fo:font-weight="normal" officeooo:rsid="00690899" officeooo:paragraph-rsid="0069871d" fo:background-color="transparent" style:font-weight-asian="normal" style:font-weight-complex="normal"/>
    </style:style>
    <style:style style:name="P81" style:family="paragraph" style:parent-style-name="Standard">
      <style:paragraph-properties fo:text-align="start" style:justify-single-word="false"/>
      <style:text-properties fo:font-weight="normal" officeooo:rsid="0069871d" officeooo:paragraph-rsid="0069871d" fo:background-color="transparent" style:font-weight-asian="normal" style:font-weight-complex="normal"/>
    </style:style>
    <style:style style:name="P82" style:family="paragraph" style:parent-style-name="Standard">
      <style:paragraph-properties fo:text-align="start" style:justify-single-word="false"/>
      <style:text-properties fo:font-weight="normal" officeooo:rsid="006b602a" officeooo:paragraph-rsid="006b602a" fo:background-color="transparent" style:font-weight-asian="normal" style:font-weight-complex="normal"/>
    </style:style>
    <style:style style:name="P83" style:family="paragraph" style:parent-style-name="Standard">
      <style:paragraph-properties fo:text-align="start" style:justify-single-word="false"/>
      <style:text-properties fo:font-weight="normal" officeooo:rsid="006ef545" officeooo:paragraph-rsid="006ef545" fo:background-color="transparent" style:font-weight-asian="normal" style:font-weight-complex="normal"/>
    </style:style>
    <style:style style:name="P84" style:family="paragraph" style:parent-style-name="Standard">
      <style:paragraph-properties fo:text-align="start" style:justify-single-word="false"/>
      <style:text-properties officeooo:rsid="0054b8a9" officeooo:paragraph-rsid="0070d7a2" fo:background-color="transparent"/>
    </style:style>
    <style:style style:name="P85" style:family="paragraph" style:parent-style-name="Standard">
      <style:paragraph-properties fo:text-align="start" style:justify-single-word="false"/>
      <style:text-properties officeooo:rsid="0077e708" officeooo:paragraph-rsid="00790e7b" fo:background-color="transparent"/>
    </style:style>
    <style:style style:name="P86" style:family="paragraph" style:parent-style-name="Heading_20_1">
      <style:paragraph-properties fo:text-align="center" style:justify-single-word="false"/>
    </style:style>
    <style:style style:name="P87" style:family="paragraph" style:parent-style-name="Heading_20_2">
      <style:paragraph-properties fo:text-align="center" style:justify-single-word="false"/>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0dcf2f"/>
    </style:style>
    <style:style style:name="T4" style:family="text">
      <style:text-properties fo:background-color="#ffffff" loext:char-shading-value="0"/>
    </style:style>
    <style:style style:name="T5" style:family="text">
      <style:text-properties officeooo:rsid="000dcf2f" fo:background-color="#ffffff" loext:char-shading-value="0"/>
    </style:style>
    <style:style style:name="T6" style:family="text">
      <style:text-properties officeooo:rsid="0010d1f0" fo:background-color="#ffffff" loext:char-shading-value="0"/>
    </style:style>
    <style:style style:name="T7" style:family="text">
      <style:text-properties officeooo:rsid="0014c4e8" fo:background-color="#ffffff" loext:char-shading-value="0"/>
    </style:style>
    <style:style style:name="T8" style:family="text">
      <style:text-properties officeooo:rsid="002f6d74" fo:background-color="#ffffff" loext:char-shading-value="0"/>
    </style:style>
    <style:style style:name="T9" style:family="text">
      <style:text-properties officeooo:rsid="0083b5df" fo:background-color="#ffffff" loext:char-shading-value="0"/>
    </style:style>
    <style:style style:name="T10" style:family="text">
      <style:text-properties officeooo:rsid="006204c1" fo:background-color="#ffffff" loext:char-shading-value="0"/>
    </style:style>
    <style:style style:name="T11" style:family="text">
      <style:text-properties officeooo:rsid="0010d1f0"/>
    </style:style>
    <style:style style:name="T12" style:family="text">
      <style:text-properties officeooo:rsid="0013f03c"/>
    </style:style>
    <style:style style:name="T13" style:family="text">
      <style:text-properties officeooo:rsid="000cdf9b"/>
    </style:style>
    <style:style style:name="T14" style:family="text">
      <style:text-properties officeooo:rsid="0016a66d"/>
    </style:style>
    <style:style style:name="T15" style:family="text">
      <style:text-properties officeooo:rsid="002148ea"/>
    </style:style>
    <style:style style:name="T16" style:family="text">
      <style:text-properties officeooo:rsid="00238a0e"/>
    </style:style>
    <style:style style:name="T17" style:family="text">
      <style:text-properties fo:background-color="#00ffff" loext:char-shading-value="0"/>
    </style:style>
    <style:style style:name="T18" style:family="text">
      <style:text-properties officeooo:rsid="0016a66d" fo:background-color="#00ffff" loext:char-shading-value="0"/>
    </style:style>
    <style:style style:name="T19" style:family="text">
      <style:text-properties officeooo:rsid="00325585" fo:background-color="#00ffff" loext:char-shading-value="0"/>
    </style:style>
    <style:style style:name="T20" style:family="text">
      <style:text-properties fo:background-color="#66cc00" loext:char-shading-value="0"/>
    </style:style>
    <style:style style:name="T21" style:family="text">
      <style:text-properties officeooo:rsid="001624be" fo:background-color="#66cc00" loext:char-shading-value="0"/>
    </style:style>
    <style:style style:name="T22" style:family="text">
      <style:text-properties officeooo:rsid="002148ea" fo:background-color="#66cc00" loext:char-shading-value="0"/>
    </style:style>
    <style:style style:name="T23" style:family="text">
      <style:text-properties officeooo:rsid="0016a66d" fo:background-color="#66cc00" loext:char-shading-value="0"/>
    </style:style>
    <style:style style:name="T24" style:family="text">
      <style:text-properties officeooo:rsid="00238a0e" fo:background-color="#66cc00" loext:char-shading-value="0"/>
    </style:style>
    <style:style style:name="T25" style:family="text">
      <style:text-properties fo:font-weight="bold" style:font-weight-asian="bold" style:font-weight-complex="bold"/>
    </style:style>
    <style:style style:name="T26" style:family="text">
      <style:text-properties fo:font-weight="bold" officeooo:rsid="00633b61" style:font-weight-asian="bold" style:font-weight-complex="bold"/>
    </style:style>
    <style:style style:name="T27" style:family="text">
      <style:text-properties fo:font-weight="bold" officeooo:rsid="00649161" style:font-weight-asian="bold" style:font-weight-complex="bold"/>
    </style:style>
    <style:style style:name="T28" style:family="text">
      <style:text-properties fo:font-weight="bold" officeooo:rsid="00238a0e" style:font-weight-asian="bold" style:font-weight-complex="bold"/>
    </style:style>
    <style:style style:name="T29" style:family="text">
      <style:text-properties fo:font-weight="bold" officeooo:rsid="00479f3d" style:font-weight-asian="bold" style:font-weight-complex="bold"/>
    </style:style>
    <style:style style:name="T30" style:family="text">
      <style:text-properties fo:font-weight="bold" officeooo:rsid="00610e82" style:font-weight-asian="bold" style:font-weight-complex="bold"/>
    </style:style>
    <style:style style:name="T31" style:family="text">
      <style:text-properties fo:font-weight="bold" officeooo:rsid="00508fbe" style:font-weight-asian="bold" style:font-weight-complex="bold"/>
    </style:style>
    <style:style style:name="T32" style:family="text">
      <style:text-properties fo:font-weight="bold" officeooo:rsid="0054b8a9" style:font-weight-asian="bold" style:font-weight-complex="bold"/>
    </style:style>
    <style:style style:name="T33" style:family="text">
      <style:text-properties fo:font-weight="bold" officeooo:rsid="00756b98" style:font-weight-asian="bold" style:font-weight-complex="bold"/>
    </style:style>
    <style:style style:name="T34" style:family="text">
      <style:text-properties fo:font-weight="bold" officeooo:rsid="007af0e7" style:font-weight-asian="bold" style:font-weight-complex="bold"/>
    </style:style>
    <style:style style:name="T35" style:family="text">
      <style:text-properties fo:font-weight="bold" officeooo:rsid="00649161" fo:background-color="transparent" loext:char-shading-value="0" style:font-weight-asian="bold" style:font-weight-complex="bold"/>
    </style:style>
    <style:style style:name="T36" style:family="text">
      <style:text-properties officeooo:rsid="003422a9"/>
    </style:style>
    <style:style style:name="T37" style:family="text">
      <style:text-properties officeooo:rsid="002750e9"/>
    </style:style>
    <style:style style:name="T38" style:family="text">
      <style:text-properties officeooo:rsid="0038433c"/>
    </style:style>
    <style:style style:name="T39" style:family="text">
      <style:text-properties officeooo:rsid="003c6900"/>
    </style:style>
    <style:style style:name="T40" style:family="text">
      <style:text-properties officeooo:rsid="003fe32c"/>
    </style:style>
    <style:style style:name="T41" style:family="text">
      <style:text-properties officeooo:rsid="00479f3d"/>
    </style:style>
    <style:style style:name="T42" style:family="text">
      <style:text-properties officeooo:rsid="004dc181"/>
    </style:style>
    <style:style style:name="T43" style:family="text">
      <style:text-properties officeooo:rsid="00508fbe"/>
    </style:style>
    <style:style style:name="T44" style:family="text">
      <style:text-properties officeooo:rsid="005115c0"/>
    </style:style>
    <style:style style:name="T45" style:family="text">
      <style:text-properties officeooo:rsid="0054b8a9"/>
    </style:style>
    <style:style style:name="T46" style:family="text">
      <style:text-properties officeooo:rsid="00566f43"/>
    </style:style>
    <style:style style:name="T47" style:family="text">
      <style:text-properties officeooo:rsid="005717e0"/>
    </style:style>
    <style:style style:name="T48" style:family="text">
      <style:text-properties officeooo:rsid="00581a15"/>
    </style:style>
    <style:style style:name="T49" style:family="text">
      <style:text-properties officeooo:rsid="005998c3"/>
    </style:style>
    <style:style style:name="T50" style:family="text">
      <style:text-properties officeooo:rsid="005b11e3"/>
    </style:style>
    <style:style style:name="T51" style:family="text">
      <style:text-properties officeooo:rsid="005ed829"/>
    </style:style>
    <style:style style:name="T52" style:family="text">
      <style:text-properties officeooo:rsid="005f4ac5"/>
    </style:style>
    <style:style style:name="T53" style:family="text">
      <style:text-properties officeooo:rsid="0060edd9"/>
    </style:style>
    <style:style style:name="T54" style:family="text">
      <style:text-properties officeooo:rsid="00610e82"/>
    </style:style>
    <style:style style:name="T55" style:family="text">
      <style:text-properties officeooo:rsid="006204c1"/>
    </style:style>
    <style:style style:name="T56" style:family="text">
      <style:text-properties officeooo:rsid="004c75b0"/>
    </style:style>
    <style:style style:name="T57" style:family="text">
      <style:text-properties officeooo:rsid="00633b61"/>
    </style:style>
    <style:style style:name="T58" style:family="text">
      <style:text-properties fo:font-weight="normal" style:font-weight-asian="normal" style:font-weight-complex="normal"/>
    </style:style>
    <style:style style:name="T59" style:family="text">
      <style:text-properties fo:font-weight="normal" officeooo:rsid="00633b61" style:font-weight-asian="normal" style:font-weight-complex="normal"/>
    </style:style>
    <style:style style:name="T60" style:family="text">
      <style:text-properties fo:font-weight="normal" officeooo:rsid="00690899" style:font-weight-asian="normal" style:font-weight-complex="normal"/>
    </style:style>
    <style:style style:name="T61" style:family="text">
      <style:text-properties fo:font-weight="normal" officeooo:rsid="0069871d" style:font-weight-asian="normal" style:font-weight-complex="normal"/>
    </style:style>
    <style:style style:name="T62" style:family="text">
      <style:text-properties fo:font-weight="normal" officeooo:rsid="006b1179" style:font-weight-asian="normal" style:font-weight-complex="normal"/>
    </style:style>
    <style:style style:name="T63" style:family="text">
      <style:text-properties fo:font-weight="normal" officeooo:rsid="006b602a" style:font-weight-asian="normal" style:font-weight-complex="normal"/>
    </style:style>
    <style:style style:name="T64" style:family="text">
      <style:text-properties fo:font-weight="normal" officeooo:rsid="00508fbe" style:font-weight-asian="normal" style:font-weight-complex="normal"/>
    </style:style>
    <style:style style:name="T65" style:family="text">
      <style:text-properties fo:font-weight="normal" officeooo:rsid="007af0e7" style:font-weight-asian="normal" style:font-weight-complex="normal"/>
    </style:style>
    <style:style style:name="T66" style:family="text">
      <style:text-properties officeooo:rsid="00649161"/>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649161"/>
    </style:style>
    <style:style style:name="T69" style:family="text">
      <style:text-properties style:text-underline-style="none"/>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bold" officeooo:rsid="00649161" style:font-weight-asian="bold" style:font-weight-complex="bold"/>
    </style:style>
    <style:style style:name="T72" style:family="text">
      <style:text-properties style:text-underline-style="none" fo:font-weight="normal" style:font-weight-asian="normal" style:font-weight-complex="normal"/>
    </style:style>
    <style:style style:name="T73" style:family="text">
      <style:text-properties style:text-underline-style="none" fo:font-weight="normal" officeooo:rsid="006682f3" style:font-weight-asian="normal" style:font-weight-complex="normal"/>
    </style:style>
    <style:style style:name="T74" style:family="text">
      <style:text-properties style:text-underline-style="none" fo:font-weight="normal" officeooo:rsid="0067c537" style:font-weight-asian="normal" style:font-weight-complex="normal"/>
    </style:style>
    <style:style style:name="T75" style:family="text">
      <style:text-properties officeooo:rsid="0069871d"/>
    </style:style>
    <style:style style:name="T76" style:family="text">
      <style:text-properties officeooo:rsid="006b1179"/>
    </style:style>
    <style:style style:name="T77" style:family="text">
      <style:text-properties officeooo:rsid="0070ed49"/>
    </style:style>
    <style:style style:name="T78" style:family="text">
      <style:text-properties officeooo:rsid="0071bf30"/>
    </style:style>
    <style:style style:name="T79" style:family="text">
      <style:text-properties officeooo:rsid="0073ab78"/>
    </style:style>
    <style:style style:name="T80" style:family="text">
      <style:text-properties officeooo:rsid="00756b98"/>
    </style:style>
    <style:style style:name="T81" style:family="text">
      <style:text-properties officeooo:rsid="0076d3b7"/>
    </style:style>
    <style:style style:name="T82" style:family="text">
      <style:text-properties officeooo:rsid="0077e708"/>
    </style:style>
    <style:style style:name="T83" style:family="text">
      <style:text-properties officeooo:rsid="00790e7b"/>
    </style:style>
    <style:style style:name="T84" style:family="text">
      <style:text-properties officeooo:rsid="007af0e7"/>
    </style:style>
    <style:style style:name="T85" style:family="text">
      <style:text-properties officeooo:rsid="007e5b52"/>
    </style:style>
    <style:style style:name="T86" style:family="text">
      <style:text-properties officeooo:rsid="007ffa8c"/>
    </style:style>
    <style:style style:name="T87" style:family="text">
      <style:text-properties officeooo:rsid="00803ddd"/>
    </style:style>
    <style:style style:name="T88" style:family="text">
      <style:text-properties officeooo:rsid="0081a55d"/>
    </style:style>
    <style:style style:name="T89" style:family="text">
      <style:text-properties officeooo:rsid="0083b5df"/>
    </style:style>
    <style:style style:name="T90" style:family="text">
      <style:text-properties officeooo:rsid="00841d9b"/>
    </style:style>
    <style:style style:name="T91" style:family="text">
      <style:text-properties officeooo:rsid="008653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u projet Info0601/Info0604</text:p>
      <text:p text:style-name="P64">Warnet Mina – Loiseau—Pintaux Antinéa</text:p>
      <text:h text:style-name="Heading_20_1" text:outline-level="1">Premières observations et plan :</text:h>
      <text:p text:style-name="P1"><text:tab/>- Lorsque le serveur est créé, il attend une connexion sur un port UDP. Dès qu’il a deux clients, il leur donne un numéro de port TCP et crée<text:span text:style-name="T11">r</text:span> une partie. L’UDP va servir à la connexion, le TCP au échanges nécessaires pour le jeu.</text:p>
      <text:p text:style-name="P1"><text:tab/>- Un client se connecte au serveur via le port UDP du serveur passé en argument. Il attend ensuite le port TCP, signe que la partie a démarré. Chaqu<text:span text:style-name="T1">e client ne communique qu’avec le serveur.</text:span></text:p>
      <text:p text:style-name="P3"><text:tab/>- Le serveur créé les threads des poissons, gère ses objets… il place toutes les informations sur sa grille qui représente l’étang. Lorsqu’un poisson est créé, <text:span text:style-name="T12">on fait</text:span> une copie locale du poisson sur le client . <text:span text:style-name="T87">Quand ll</text:span> re<text:span text:style-name="T12">çoit</text:span> la nouvelle position du poisson, il change cette information sur sa copie locale de l’étang et il gère alors seul l’affichage. Le client a toutes <text:span text:style-name="T88">l</text:span>es informations, mais l’affichage des objets piégés est géré pour qu’il voit uniquement ce qu’il doit voir (grâce aux id des objets et des clients). <text:span text:style-name="T13">Ça limite la quantité d’information envoyée à chaque fois.</text:span></text:p>
      <text:p text:style-name="P48"/>
      <text:p text:style-name="P2"><text:tab/>- Lorsque le joueur pose sa <text:span text:style-name="T4">ligne, </text:span><text:span text:style-name="T7">le client</text:span><text:span text:style-name="T4"> envoie la position au serveur, qui l’indique alors dans sa grille→</text:span><text:span text:style-name="T7"> Le serveur</text:span><text:span text:style-name="T6"> le met sur la grille et le thread poisson gère les </text:span><text:span text:style-name="T7">réactions</text:span><text:span text:style-name="T6"> du poisson en vérifiant ce qui se trouve autour de lui, par exemple au moment de se </text:span><text:span text:style-name="T7">déplacer,</text:span><text:span text:style-name="T6"> il regarde toutes les directions pour savoir si il y a une canne pas loin. </text:span><text:span text:style-name="T4"><text:s/>Un</text:span> « chrono » se met en place, et si le joueur relève sa ligne avant la fin du chrono, <text:span text:style-name="T86">il pêche le poisson</text:span><text:span text:style-name="T8">.</text:span></text:p>
      <text:p text:style-name="P49"/>
      <text:p text:style-name="P2"><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 <text:span text:style-name="T89">(désactivation elle aussi annoncée par le joueur)</text:span>.</text:p>
      <text:p text:style-name="P2"/>
      <text:p text:style-name="P2"><text:tab/>-Pneu : <text:span text:style-name="T89">C</text:span><text:span text:style-name="T5">’est le joueur qui gère </text:span><text:span text:style-name="T9">le fait d’être bloqué</text:span><text:span text:style-name="T5"> </text:span><text:span text:style-name="T9">et c’est le serveur qui l’informe de la pêche d’un pneu.</text:span></text:p>
      <text:p text:style-name="P2"><text:tab/>-Dynamite : <text:span text:style-name="T3">Même problème que pour le pneu, reste à gérer la fuite avec un contrôle avant de regader s’il y a une ligne pas loin (une variable enfuite à 1 ou 0 pour chaque poisson)</text:span></text:p>
      <text:p text:style-name="P2"><text:tab/>-<text:span text:style-name="T3">Fin du jeu : dès qu’un joueur a 15 points, le client associé envoie le message au serveur, la part</text:span><text:span text:style-name="T5">ie se termine, tous les objets sont détruits et les threads sont arrêtés</text:span></text:p>
      <text:p text:style-name="P2"><text:tab/>- <text:span text:style-name="T37">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ensemble deux joueurs et leur envoyer un numéro de port TCP et leur numéro de partie. Un thread associé à ce port crée la socket TCP et attend les deux joueurs. Dès qu’il les a tous les deux, il crée la partie et leur envoie les informations.</text:span></text:p>
      <text:p text:style-name="P2"/>
      <text:p text:style-name="P2"/>
      <text:p text:style-name="P43"/>
      <text:p text:style-name="P4">Ajouts optionnel<text:span text:style-name="T89">s</text:span>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4"/>
      <text:p text:style-name="P5"><text:soft-page-break/>Le serveur va : créer une partie, gérer les échanges d’informations, faire bouger les poissons, <text:span text:style-name="T36">gérer la fin de partie, </text:span>gérer la pose de lign<text:span text:style-name="T38">e (autorisation)</text:span></text:p>
      <text:p text:style-name="P6">Le client va : gérer la pose et remontée de ligne, gérer le blocage en cas de dynamite ou remontée de ligne, gérer ses points, gérer le fruit de sa pêche </text:p>
      <text:p text:style-name="P6">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son programme lui rajoute le bon nombre de points et de poireaux et le bloque pendant 3 sec. S’il pose une dynamite, <text:span text:style-name="T90">le</text:span> serveur <text:span text:style-name="T90">est au courant</text:span>. Le serveur tue alors les poissons dans la zone et informe le joueur adverse de la destruction de sa ligne s’il était dans la zone. Si le joueur adverse était en mode furtif, il gère lui même l’arrêt du mode furtif.</text:p>
      <text:p text:style-name="P6"/>
      <text:p text:style-name="P7">Pour la connexion en TCP, on va utiliser un sémaphore (un tableau de 5 sémaphores, un pour chaque partie/socket TCP possible) pour éviter que le client ne se connecte au serveur TCP avant que celui ci ne soit créé.</text:p>
      <text:p text:style-name="P7"/>
      <text:p text:style-name="P45">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 <text:span text:style-name="T40">Quand le serveur reçoit la position de la ligne, s’il y a des poissons à côté, l’un d’eux est attrapé et est alors bloqué par le serveur (avec une variable bloqué à 0 ou 1 pour chaque poisson).</text:span></text:p>
      <text:p text:style-name="P53"/>
      <text:p text:style-name="P50"/>
      <text:p text:style-name="P44">Pour gérer le nombre maximum de poissons, on peut définir un nombre maximum de poissons commun à tous types d’étang, ou un pourcentage du nombre de cases (exemple : étang de hauteur 40 et de largeur 30 → 120 cases, avec un ratio de 20 %, on aurait 24 poissons maximum)</text:p>
      <text:p text:style-name="P51"/>
      <text:p text:style-name="P46">Comment gérer l’affichage chez le joueur ? Il doit recevoir au fur et à mesure les positions des poissons (→ vont pas tous bouger au même rythme), le thread affichage est activé à chaque réception de poissons (pthread_cond), il faudra donc le faire une fois par tour.</text:p>
      <text:p text:style-name="P47">Pour faire un affichage par tour, lorsque le serveur a fait se déplacer les poissons, il envoie les positions de tous les poissons, <text:span text:style-name="T91">et attend que les deux joueurs lui envoient un « ok affiche »</text:span>. Les joueurs reçoivent les informations, remplissent l’étang avec et le thread affichage se lance. Lorsque tout a été affiché, les joueurs envoie un message au serveur, qui se débloque et attend 3 secondes (→ un tour). Cela va permettre de bien synchroniser toutes les informations entre le serveur et les joueurs. Ainsi, lorsqu’un joueur essaie de pêcher un poisson, on peut bloquer momentanément l’affichage pour gérer la pêche.</text:p>
      <text:p text:style-name="P52"/>
      <text:h text:style-name="P86" text:outline-level="1">STRUCT<text:span text:style-name="T46">URES, DEFINE</text:span> et FONCTIONS</text:h>
      <text:p text:style-name="P15"/>
      <text:h text:style-name="Heading_20_3" text:outline-level="3"><text:tab/><text:span text:style-name="T67">Define</text:span> :</text:h>
      <text:p text:style-name="P24"><text:s/>dans struct_objets, on define des valeurs que prendront les cases de l’étang (Vide, Poisson…). On définit ensuite les trois types de poissons POISSONS1… Sont définis ensuite les valeurs prises par les variables de condition du joueur et du serveur. </text:p>
      <text:p text:style-name="P23">On définit ensuite des valeurs aux directions haut, bas, droite et gauche pour plus de facilité lors du contrôle des déplacements par exemple et rendre le code plus lisible. </text:p>
      <text:p text:style-name="P23"><text:soft-page-break/>RELEVE, POSE et BLOQUE sont les valeurs que peuvent prendre la ligne de chaque joueur. Pour les poissons, on définit ensuite deux valeurs, MORDU et LIBRE, que prendront etatPoisson dans les cases de l’étang. </text:p>
      <text:p text:style-name="P23">On définit ensuite la hauteur et la largeur des fenêtres message et objets de l’affichage chez le joueur. Pour finir, on définit le nombre maximal de partie que peut supporter le serveur (5), et le nombre maximal de joueurs.</text:p>
      <text:p text:style-name="P23"/>
      <text:p text:style-name="P23"><text:tab/><text:span text:style-name="T67">Define</text:span> : dans struct_message, on définit 16 valeurs pour différencier les différents types de message :</text:p>
      <text:p text:style-name="P25">(Client vers serveur : <text:span text:style-name="T17">CS</text:span><text:span text:style-name="T4"> </text:span><text:span text:style-name="T10">)</text:span></text:p>
      <text:p text:style-name="P25"><text:span text:style-name="T55">(</text:span>Serveur vers Client : <text:span text:style-name="T20">SC</text:span><text:span text:style-name="T4"> </text:span><text:span text:style-name="T10">)</text:span></text:p>
      <text:p text:style-name="P26"><text:tab/>-<text:span text:style-name="T26">CO_UDP_CS </text:span><text:span text:style-name="T57">: </text:span>Connexion Client au serveur (UDP)<text:span text:style-name="T17"> CS</text:span></text:p>
      <text:p text:style-name="P26"><text:tab/>-<text:span text:style-name="T26">CO_TCP_CS </text:span><text:span text:style-name="T57">: </text:span>Connexion Client au serveur (TCP)<text:span text:style-name="T17"> CS</text:span></text:p>
      <text:p text:style-name="P26"><text:tab/>-<text:span text:style-name="T26">INFO_TCP_SC </text:span><text:span text:style-name="T59">:</text:span><text:span text:style-name="T26"> </text:span>Informations TCP <text:span text:style-name="T20">SC </text:span></text:p>
      <text:p text:style-name="P54"><text:span text:style-name="T2"><text:tab/>-</text:span><text:span text:style-name="T35">C_POISS</text:span><text:span text:style-name="T2"> : Création poisson </text:span><text:span text:style-name="T21">SC </text:span></text:p>
      <text:p text:style-name="P27"><text:tab/>-<text:span text:style-name="T27">F_POISS</text:span><text:span text:style-name="T66"> </text:span> : <text:span text:style-name="T15">Fin Poisson </text:span><text:span text:style-name="T22">SC </text:span></text:p>
      <text:p text:style-name="P27"><text:tab/>-<text:span text:style-name="T27">M_POISS</text:span><text:span text:style-name="T66"> </text:span> : Mouvement poisson <text:span text:style-name="T20">SC </text:span></text:p>
      <text:p text:style-name="P27"><text:tab/>-<text:span text:style-name="T27">P_LIGN</text:span><text:span text:style-name="T66">E</text:span> : Pose de ligne <text:span text:style-name="T17">CS</text:span></text:p>
      <text:p text:style-name="P27"><text:tab/>-<text:span text:style-name="T27">OKO_LIGNE</text:span><text:span text:style-name="T66"> </text:span> : <text:span text:style-name="T39">Autorisation de la pose de ligne </text:span><text:span text:style-name="T20">SC </text:span></text:p>
      <text:p text:style-name="P27"><text:tab/>-<text:span text:style-name="T27">R_LIGNE</text:span><text:span text:style-name="T66"> </text:span> : Relevé de ligne <text:span text:style-name="T17">CS </text:span></text:p>
      <text:p text:style-name="P27"><text:tab/>-<text:span text:style-name="T27">PRISE</text:span> : Résultat de la pêche (pneu, poisson, requin, dynamite) <text:span text:style-name="T20">SC </text:span></text:p>
      <text:p text:style-name="P27"><text:tab/>-<text:span text:style-name="T27">FURTIF_ON</text:span> : Passage en mode furtif <text:span text:style-name="T17">CS</text:span></text:p>
      <text:p text:style-name="P27"><text:tab/>-<text:span text:style-name="T27">FURTIF_OFF</text:span><text:span text:style-name="T66"> </text:span> : Fin du mode furif <text:span text:style-name="T17">C</text:span><text:span text:style-name="T19">S</text:span><text:span text:style-name="T17"> </text:span></text:p>
      <text:p text:style-name="P27"><text:tab/>-<text:span text:style-name="T27">WIN_GAM</text:span><text:span text:style-name="T66">E</text:span> : <text:span text:style-name="T14">Partie gagnée </text:span><text:span text:style-name="T18">CS </text:span></text:p>
      <text:p text:style-name="P27"><text:tab/>-<text:span text:style-name="T27">ENDGAM</text:span><text:span text:style-name="T66">E</text:span> : <text:span text:style-name="T14">Fin du jeu </text:span><text:span text:style-name="T23">SC </text:span></text:p>
      <text:p text:style-name="P27"><text:tab/>-<text:span text:style-name="T27">GAM</text:span><text:span text:style-name="T66">E</text:span> : <text:span text:style-name="T16">Info du jeu </text:span><text:span text:style-name="T24">SC </text:span></text:p>
      <text:p text:style-name="P27"><text:span text:style-name="T16"><text:tab/>-</text:span><text:span text:style-name="T28">PIEGE</text:span><text:span text:style-name="T16"> : Pose d’un objet par un joueur </text:span><text:span text:style-name="T17">CS</text:span></text:p>
      <text:p text:style-name="P27"/>
      <text:h text:style-name="Heading_20_3" text:outline-level="3"><text:tab/><text:span text:style-name="T68">Structures</text:span></text:h>
      <text:p text:style-name="P72"/>
      <text:p text:style-name="P28"><text:span text:style-name="T71">o</text:span><text:span text:style-name="T70">bjet_t</text:span><text:span text:style-name="T69"> : représente une case de l’étang. Il permet de stocker un poisson et ses informations (son id, son type, son état (Mordu ou Libre) et son threadPoisson), ou un piégé et ses informations (l’id du joueur qu l’a posé et son type). Chaque objet_t comporte aussi les informations des lignes potentiellement sur cette position : idLigne1 et idLigne2 comportent les id des joueurs qui ont leur ligne posée sur cette case, et gagnant ligne permet de savoir quel joueur a un poisson sur sa ligne. La variable posLigne permet de savoir, si la case en cours comporte un poisson, où se trouve la ligne qu’il a trouvé (HAUT,BAS...). Chaque objet_t contient un mutex initialisé dans le code du serveur ou des joueurs, permettant un accès sécurisé aux données.</text:span></text:p>
      <text:p text:style-name="P73"/>
      <text:p text:style-name="P55"><text:span text:style-name="T69">grille_t </text:span><text:span text:style-name="T72">: représente l’étang d’une partie. La structure contient la hauteur et la largeur de l’étang, ainsi qu’un double pointeur d’objets_t appelé grille, qui représentera les cases de l’étang une fois alloué et initialisé.</text:span></text:p>
      <text:p text:style-name="P74"/>
      <text:p text:style-name="P55"><text:span text:style-name="T69">joueur_t </text:span><text:span text:style-name="T72">: stocke les données d’un joueur, avec son identifiant, son nombre de points et de poireaus, ainsi qu’un mutex pour assurer une bonne concurrence sur ces données.</text:span></text:p>
      <text:p text:style-name="P74"/>
      <text:p text:style-name="P55"><text:span text:style-name="T69">coord_t </text:span><text:span text:style-name="T72">: stocke une position en x y, un numéro de partie et une variable requin, qui sert de booléen, pour savoir si le poisson qu’on va créer est un poisson ou un requin. </text:span><text:span text:style-name="T73">c</text:span><text:span text:style-name="T72">oord-t </text:span><text:span text:style-name="T73">va servir dans les fonctions pour créer des poissons et comme arguments de thread, pour faciliter la transmission des données.</text:span></text:p>
      <text:p text:style-name="P75"/>
      <text:p text:style-name="P56"><text:soft-page-break/><text:span text:style-name="T69">ligne_t </text:span><text:span text:style-name="T72">: stocke les données d’une ligne de joueur chez le joueur. Elle contient la position d’où elle est posée en y x, ainsi que sa position (RELEVE, POSE,BLOQUE).</text:span></text:p>
      <text:p text:style-name="P76"/>
      <text:p text:style-name="P56"><text:span text:style-name="T69">poisson_t</text:span><text:span text:style-name="T72"> : </text:span><text:span text:style-name="T74">stocke les données d’un poisson : sa position en y x, son identifiant et son type. Cette structure est seulement utilisée chez le joueur.</text:span></text:p>
      <text:p text:style-name="P77"/>
      <text:p text:style-name="P57"><text:span text:style-name="T69">message_t </text:span><text:span text:style-name="T72">: Cette structure est utilisée pour tous les échanges entre le serveur et les joueurs. TypeMessage permet aux programme de différencier les différents messages. Un message peut contenir une struct sockaddr_in lors de l’envoi de l’adresse TCP au client. Position [2] permet d’envoyer la position d’un poisson ou d’une ligne. On a ensuite les informations lors de l’envoi d’un poisson (idPoisson, typePoisson, direction), les informations d’une partie (nbPoissons, hauteur, largeur, idPartie, idJoueur) et le typeObjet lorsqu’on envoie un objet (pneu, dynamite, requin…).</text:span></text:p>
      <text:p text:style-name="P78"/>
      <text:p text:style-name="P57">reponseUDP_t <text:span text:style-name="T58">: va stocker les adresses UDP des clients dans a</text:span><text:span text:style-name="T61">dr</text:span><text:span text:style-name="T58">, et vide va permettre au serveur de savoir si une adresse est déjà présente dans cette reponseUDP_t.</text:span></text:p>
      <text:p text:style-name="P79"/>
      <text:h text:style-name="Heading_20_3" text:outline-level="3"><text:span text:style-name="T58"><text:tab/></text:span><text:span text:style-name="T60">Fonctions</text:span></text:h>
      <text:p text:style-name="P58"><text:span text:style-name="T58">Le fichier </text:span>fonctions_sys<text:span text:style-name="T58"> contient des fonctions nécessaires aux joueurs et au serveur. Il y a 5 fonctions concernant les sémaphores : une pour créer et une pour récupérer un sémaphore à partir d’une clé </text:span><text:span text:style-name="T61">(</text:span><text:span text:style-name="T75">creerSemaphores</text:span><text:span text:style-name="T61"> et </text:span><text:span text:style-name="T75">recupererSemaphores</text:span><text:span text:style-name="T61">)</text:span><text:span text:style-name="T58">, une fonction pour supprimer un sémaphore à partir de son descripteur </text:span><text:span text:style-name="T61">(</text:span><text:span text:style-name="T75">supprimerSemaphores</text:span><text:span text:style-name="T61">)</text:span><text:span text:style-name="T58">, ainsi que deux fonctions permettant de faire les opérations P() et V() sur un sémaphore </text:span><text:span text:style-name="T61">(</text:span><text:span text:style-name="T75">Peux</text:span><text:span text:style-name="T61"> et </text:span><text:span text:style-name="T75">Vas</text:span><text:span text:style-name="T61">)</text:span><text:span text:style-name="T58">. On utilise ces fonctions et des sémaphores (un par partie) pour s’assurer que les joueurs attendent que le serveur TCP soit créé avant qu’ils ne se connectent.</text:span></text:p>
      <text:p text:style-name="P80"/>
      <text:p text:style-name="P59"><text:span text:style-name="T58">On a ensuite deux fonctions qui servent aux poissons : </text:span>swap_poiss<text:span text:style-name="T58"> qui va prendre en paramètre deux pointeurs d’objets et un entier mode, et va échanger le contenu de la première case vers la deuxième (typeObjet, typePoisson, idPoisson, idJoueur). Si le mode est égal à 1, cela signifie qu’on est dans le serveur et qu’on va aussi déplacer le thread_poisson vers la nouvelle case.</text:span></text:p>
      <text:p text:style-name="P81">kil_poisson va supprimet toutes les informations du poisson dans l’objet_t en paramètre ( typeObjet, typePoisson, idPoisson, idJoueur). Le mode passé en paramètre sert toujours à savoir si on est dans le serveur, auquel cas on cancel le thread associé au poisson.</text:p>
      <text:p text:style-name="P81"/>
      <text:p text:style-name="P60"><text:span text:style-name="T58">Il y a ensuite 6 fonctions pour créer les fenêtres d’affichage, chaque fonction prenant en argument les dimensions dont il a besoin (hauteur et largeur de l’étang) ainsi que les fenêtres parentes au besoin :</text:span><text:span text:style-name="T76">creer_fenetre_box_sim,</text:span></text:p>
      <text:p text:style-name="P60"><text:span text:style-name="T62"><text:tab/></text:span><text:span text:style-name="T76">creer_fenetre_sim</text:span><text:span text:style-name="T62">,</text:span></text:p>
      <text:p text:style-name="P60"><text:span text:style-name="T62"><text:tab/></text:span><text:span text:style-name="T76">creer_fenetre_box_msg</text:span><text:span text:style-name="T62">,</text:span></text:p>
      <text:p text:style-name="P60"><text:span text:style-name="T62"><text:tab/></text:span><text:span text:style-name="T76">creer_fenetre_msg,</text:span></text:p>
      <text:p text:style-name="P60"><text:span text:style-name="T76"><text:s text:c="4"/>creer_fenetre_box_obj</text:span><text:span text:style-name="T62">,</text:span></text:p>
      <text:p text:style-name="P61"><text:span text:style-name="T62"><text:tab/></text:span><text:span text:style-name="T76">creer_fenetre_obj.</text:span></text:p>
      <text:p text:style-name="P61"><text:span text:style-name="T58">La dernière fonction colore 4 zones de sa fenêtre pour les objets à acheter. </text:span><text:span text:style-name="T63">Elles sont utilisés dans le joueur.</text:span></text:p>
      <text:p text:style-name="P82"/>
      <text:h text:style-name="P86" text:outline-level="1">SERVEUR</text:h>
      <text:h text:style-name="P87" text:outline-level="2">Les variables globales</text:h>
      <text:h text:style-name="Heading_20_3" text:outline-level="3"><text:tab/><text:span text:style-name="T45">int</text:span></text:h>
      <text:p text:style-name="P29"><text:soft-page-break/>Il y d’abord <text:span text:style-name="T25">boucle[MAX_PARTIE] </text:span><text:span text:style-name="T58"><text:s/>et </text:span><text:span text:style-name="T25">bouclePrincipale</text:span><text:span text:style-name="T58">, qui contrôlent respectivement les boucles while dans les thread, et celle dans le main. Elles permettent d’arreter les thread et le programme quand une partie est gagnée ou lors de la fermeture du serveur.</text:span></text:p>
      <text:p text:style-name="P29"><text:span text:style-name="T58">On a ensuite </text:span><text:span text:style-name="T25">semid</text:span><text:span text:style-name="T58"> pour récuperer les sémaphores. </text:span></text:p>
      <text:p text:style-name="P62">SockfdUDP <text:span text:style-name="T58">et</text:span> fdTCP<text:span text:style-name="T58"> sont utilisés pour la communication UDP et TCP. On les déclare ici pour pouvoir les fermer ailleurs que dans le main(). On a aussi </text:span>socketJ[MAX_JOUEURS]<text:span text:style-name="T58"> pour stocker les socket des différents joueurs, et on utilise </text:span>sockParties[MAX_PARTIE] [2]<text:span text:style-name="T58"> pour permettre au programme de retrouver l’indice j d’où est stocké la soketJ[j], grâce au numéro de partie et au numéro de joueur.</text:span></text:p>
      <text:p text:style-name="P62">max_poiss<text:span text:style-name="T58"> stocke le nombre maximum de poissons sur une grille, soit 20 % du nombre de case. </text:span>nb_partie[MAX_PARTIE] <text:span text:style-name="T58">permet de garder le compte du nombre de poissons présent dans chaque partie.</text:span></text:p>
      <text:p text:style-name="P83">XXX actPoiss et abouge</text:p>
      <text:p text:style-name="P62">largeur <text:span text:style-name="T58">et </text:span>hauteur<text:span text:style-name="T58"> sont initialisés par les paramètres lors du lancement de l’application, ils représentent la hauteur et la largeur de l’étang pour toutes les parties.</text:span></text:p>
      <text:h text:style-name="Heading_20_3" text:outline-level="3"><text:tab/><text:span text:style-name="T45">grille_t</text:span></text:h>
      <text:p text:style-name="P30">Est ensuite déclaré un tableau de grille_t appelé <text:span text:style-name="T25">etang</text:span>, un pour chaque partie.</text:p>
      <text:h text:style-name="Heading_20_3" text:outline-level="3"><text:tab/><text:span text:style-name="T45">pthread_t</text:span></text:h>
      <text:p text:style-name="P30">4 tableaux de thread sont déclarés :</text:p>
      <text:p text:style-name="P30"><text:span text:style-name="T25">threadTCP </text:span>: un pour chaque partie, va être associé à la focntion ThreadTCP().</text:p>
      <text:p text:style-name="P30"><text:span text:style-name="T25">jTCP </text:span>: un pour chaque joueur, va être associé à la focntion<text:span text:style-name="T56"> JoueurTCP</text:span>().</text:p>
      <text:p text:style-name="P30"><text:span text:style-name="T25">* * threads_poissons</text:span> : un par partie, va être alloué dans le programme principal. Par partie, on aura un tableau de <text:span text:style-name="T25">max_poissons </text:span><text:span text:style-name="T58">fois</text:span> *thread_t. Chaque *thread_t va être associé à la fonction routine_poisson().</text:p>
      <text:p text:style-name="P63">gerant <text:span text:style-name="T58">: un par partie, va être associé à la fonction <text:s/></text:span><text:span text:style-name="T64">GestionAction</text:span><text:span text:style-name="T58">().</text:span></text:p>
      <text:h text:style-name="Heading_20_3" text:outline-level="3"><text:tab/><text:span text:style-name="T45">Mutex : </text:span></text:h>
      <text:p text:style-name="P84">pour tout i compris entre 0 et MAX_PARTIE</text:p>
      <table:table table:name="Tableau1" table:style-name="Tableau1">
        <table:table-column table:style-name="Tableau1.A"/>
        <table:table-column table:style-name="Tableau1.B"/>
        <table:table-row>
          <table:table-cell table:style-name="Tableau1.A1" office:value-type="string">
            <text:p text:style-name="P66">Mutex</text:p>
          </table:table-cell>
          <table:table-cell table:style-name="Tableau1.B1" office:value-type="string">
            <text:p text:style-name="P66">Variable associée</text:p>
          </table:table-cell>
        </table:table-row>
        <table:table-row>
          <table:table-cell table:style-name="Tableau1.A2" office:value-type="string">
            <text:p text:style-name="P68">nbPoissons[i]</text:p>
          </table:table-cell>
          <table:table-cell table:style-name="Tableau1.B2" office:value-type="string">
            <text:p text:style-name="P65">nbpoiss[i]</text:p>
          </table:table-cell>
        </table:table-row>
        <table:table-row>
          <table:table-cell table:style-name="Tableau1.A2" office:value-type="string">
            <text:p text:style-name="P68">abouges[i]</text:p>
          </table:table-cell>
          <table:table-cell table:style-name="Tableau1.B2" office:value-type="string">
            <text:p text:style-name="P65">abouge[i]</text:p>
          </table:table-cell>
        </table:table-row>
        <table:table-row>
          <table:table-cell table:style-name="Tableau1.A2" office:value-type="string">
            <text:p text:style-name="P68">act[i]</text:p>
          </table:table-cell>
          <table:table-cell table:style-name="Tableau1.B2" office:value-type="string">
            <text:p text:style-name="P65">actPoiss[i]</text:p>
          </table:table-cell>
        </table:table-row>
        <table:table-row>
          <table:table-cell table:style-name="Tableau1.A2" office:value-type="string">
            <text:p text:style-name="P68">sock[i]</text:p>
          </table:table-cell>
          <table:table-cell table:style-name="Tableau1.B2" office:value-type="string">
            <text:p text:style-name="P65">socketJ[i] et socketJ[i+1]</text:p>
          </table:table-cell>
        </table:table-row>
        <table:table-row>
          <table:table-cell table:style-name="Tableau1.A2" office:value-type="string">
            <text:p text:style-name="P68">terminal</text:p>
          </table:table-cell>
          <table:table-cell table:style-name="Tableau1.B2" office:value-type="string">
            <text:p text:style-name="P67">E terminal, pour l’affichage</text:p>
          </table:table-cell>
        </table:table-row>
      </table:table>
      <text:p text:style-name="P18"/>
      <text:p text:style-name="P31">Tous ces mutex sont utilisés pour assurer la bonne concurrence à l’accès de ces données. Ils sont initialisés dans le main au débur du serveur, sauf terminal est l’est à sa création.</text:p>
      <text:h text:style-name="Heading_20_3" text:outline-level="3"><text:tab/><text:span text:style-name="T45">Cond</text:span></text:h>
      <text:p text:style-name="P31">Il y a une variable de condition, pour aider au déplacement des poissons : <text:span text:style-name="T25">bouge[MAX_PARTIE]</text:span><text:span text:style-name="T58">. Selon sa valeur (BOUGE ou LIBRE), la routine_poisson des poissons de chaque partie va pouvoir être autorisée, arrêtée, ou débloquée.</text:span></text:p>
      <text:h text:style-name="P87" text:outline-level="2">Le main</text:h>
      <text:p text:style-name="P8">Le programme commence par le serveur : on lui fournit les dimensions de l’étang et un port d’écoute. Dans son programme principal, il va attendre des connexions en UDP, 10 maximum. Quand un <text:span text:style-name="T41">j</text:span>oueur se connecte en UDP, <text:span text:style-name="T41">le serveur va attendre un deuxième joueur qui se connecte et </text:span><text:soft-page-break/><text:span text:style-name="T41">les associer à un port TCP, et va leur envoyer une adresse TCP. De leur côté, dans leur programme principal, les joueurs vont recevoir une adresse TCP et se connecter à ce serveur TCP. </text:span></text:p>
      <text:p text:style-name="P8"/>
      <text:h text:style-name="P87" text:outline-level="2">Les thread</text:h>
      <text:h text:style-name="Heading_20_3" text:outline-level="3"><text:tab/> <text:span text:style-name="T29">ThreadTCP</text:span></text:h>
      <text:p text:style-name="P19">Le serveur va disposer d’un serveur TCP par partie (géré par un ThreadTCP), 5 maximum, et de deux socket de communication par partie. Ce thread va créer la socket TCP d’écoute va ensuite envoyer les informations du jeu (hauteur et largeur de l’étang, nombre maximum de poissons) aux deux joueurs, initialiser la partie et lancer un thread gerant (qui va gérer l’ordonnancement des actions de la partie) ainsi que deux jTCP (qui vont s’occuper de la communication avec chaque joueur). Le thread va ensuite créer des poissons pour débuter la partie (20 % du nombre des poissons maximal) et attendre la fin des deux thread jTCP et du thread gerant de la partie.</text:p>
      <text:p text:style-name="P8"/>
      <text:p text:style-name="P9"/>
      <text:h text:style-name="Heading_20_3" text:outline-level="3"><text:tab/> <text:s/><text:span text:style-name="T30">JoueurTCP</text:span><text:span text:style-name="T54"> </text:span></text:h>
      <text:p text:style-name="P22">La routine joueurTCP est associée à une case du tableau jTCP, elle prend en arguments un tableau contenant XXX <text:s/>i’id du joueur « idJ » et le numéro de partie « partie ».</text:p>
      <text:p text:style-name="P9">Chaque j<text:span text:style-name="T54">oueur</text:span>TCP va re<text:span text:style-name="T54">trouver</text:span> la socket associée à son joueur <text:span text:style-name="T54">grâce à sockParties, son idJ et le numéro de partie,</text:span> et attendre ses messages du joueur. Il va gérer plusieurs cas :</text:p>
      <text:p text:style-name="P9"><text:tab/>-une pose de ligne : le joueur envoie les coordonnées de l’endroit où il souhaite poser sa ligne, le serveur va alors la placer dans l’étang de la partie (dans idLigne1 ou idLigne2) et envoyer au client que sa ligne a bien été posée.</text:p>
      <text:p text:style-name="P9"><text:tab/>-un relevé de ligne : le joueur envoie les coordonnées de sa ligne et indique qu’il veut la relever. Le serveur regarde alors si sa ligne a attrapé quelque chose, puis si le poisson est toujours entrain de mordre ou non. Il envoie alors le poisson s’il mort encore ou il indique qu’il n’a rien pêché. Le serveur regarde ensuite l’endroit où est posé la ligne. S’il y a un pneu, le joueur le reçoit.</text:p>
      <text:p text:style-name="P9"><text:tab/>-une victoire : le joueur de ce thread a gagné ! Le serveur envoie alors aux deux joueurs de la partie le code ENDGAME qui va mettre fin à la partie chez les joueurs et dans le serveur.</text:p>
      <text:p text:style-name="P9"><text:tab/>-un piège : le joueur veut poser un pièce à cet endroit (position communiquée dans le message). Si c’est un requin, le serveur vérifie que la case en question est vide et crée un nouveau poisson de type REQUIN <text:span text:style-name="T42">(ainsi qu’un thread avec la routine_poisson). Si la case n’est pas libre, on l’indique au joueur. Si c’est un pneu, le serveur vérifie que cette case est vide de tout objet et si oui, place l’objet et l’indique au joueur, et inversement si la case n’est pas vide.</text:span></text:p>
      <text:p text:style-name="P9"/>
      <text:p text:style-name="P10">Cette boucle et ce thread jTCP tournent jusqu’à ce qu’une partie ne se termine et que la variable boucle passe à 0.</text:p>
      <text:p text:style-name="P11"/>
      <text:h text:style-name="Heading_20_3" text:outline-level="3"><text:tab/><text:span text:style-name="T25">Routine poisson</text:span></text:h>
      <text:p text:style-name="P17">Chaque poisson, lors de sa création, va se voir attribuer un thread routine_poisson, <text:span text:style-name="T52">qui pend en arguments un coord_t, qui contient la position du poisson en (y;x), et le numéro de partie « partie » auquel appartient le poisson</text:span>. Celui ci se lance lorsque la variable actPoiss[<text:span text:style-name="T52">partie</text:span>] est égale à BOUGE, sinon il doit attendre un signal du <text:span text:style-name="T52">gérant[partie ]</text:span>. Dans cette routine, le poisson va <text:span text:style-name="T51">d’abord</text:span> vérifi<text:span text:style-name="T51">er</text:span> s’il n’a pas déjà effectué une action (il ne peut en faire qu’une par tour!). S’il n’en a pas encore fait, il regarde d’abord autour de lui s’il n’y a <text:span text:style-name="T51">pas</text:span> des lignes à mordre. S’il en trouve une, son état de poisson passe à mordu et un chronomètre se déclenche : dans cinq secondes, il ne sera plus mordu. </text:p>
      <text:p text:style-name="P17"><text:soft-page-break/>S’il ne trouve pas de ligne autour de lui, il n’a pas effectué d’action et se déplace alors. Il choisit une direction au hasard, puis vérifie qu’il peut y aller (s’il ne peut pas, tant pis pour lui, il a raté son tour). Il se déplace ensuite avec swap_poisson, qui va échanger ses informations avec celles de la case sur laquelle il se déplace. Une fois déplacé, il va envoyer son déplacement aux deux joueur (qu’il retrouve grâce à son numéro de partie) <text:span text:style-name="T44">puis indiqué qu’il a effectué son action du tour et attend sur la variable de condition bouge[partie] de pouvoir redémarrer.</text:span></text:p>
      <text:p text:style-name="P21"/>
      <text:p text:style-name="P21"/>
      <text:h text:style-name="Heading_20_3" text:outline-level="3"><text:tab/><text:span text:style-name="T31">GestionAction</text:span></text:h>
      <text:p text:style-name="P12">Le gérant GestionAction <text:span text:style-name="T53">prend en arguments le numéro de partie « partie ». Il</text:span> permet d’ordonnancer <text:span text:style-name="T53">le déplacement des poissons de </text:span>chaque partie : il tourne tant que la partie est en cours (avec boucle[<text:span text:style-name="T52">partie</text:span>] ), et va <text:span text:style-name="T51">réactiver</text:span> le mouvement des poissons en contrôlant la variable actPoiss[<text:span text:style-name="T52">partie</text:span>] . Quand cette variable a la valeur <text:span text:style-name="T51">LIBRE</text:span>, <text:span text:style-name="T51">le gérant</text:span> va <text:span text:style-name="T51">remettre toutes les cases de abouge[partie] à 0, mettre actPoiss[partie] à BOUGE, avant</text:span> <text:span text:style-name="T51">d’</text:span>activer la variable de condition bouge[<text:span text:style-name="T52">partie</text:span>] avec pthread_cond_broadcast pour réveiller tous les poissons. <text:span text:style-name="T51">Les poissons reprendront alors leur routine.</text:span></text:p>
      <text:h text:style-name="P87" text:outline-level="2">Les fonctions</text:h>
      <text:h text:style-name="Heading_20_3" text:outline-level="3"><text:tab/><text:span text:style-name="T32">Simulation Init</text:span></text:h>
      <text:p text:style-name="P31">Cette fonction prend en paramètre un numéro de partie et va allouer la mémoire pour les thread_poissons, les objets de l’étang, mettre l’étang de la partie à vide et initialiser le mutex de chaque case.</text:p>
      <text:h text:style-name="Heading_20_3" text:outline-level="3"><text:tab/><text:span text:style-name="T32">Simulation Stopper</text:span></text:h>
      <text:p text:style-name="P31">Cette fonction prend en paramètre un numéro de partie et va libérer <text:s/>la mémoire allouée pour les thread_poissons, les objets de l’étang, <text:span text:style-name="T77">et le tableau abouge des poissons,</text:span> et cancel les thread des poissons <text:span text:style-name="T77">et du gérant de la partie. Elle est appelée pour terminer une partie.</text:span></text:p>
      <text:h text:style-name="Heading_20_3" text:outline-level="3"><text:tab/><text:span text:style-name="T25">CreerPoiss</text:span></text:h>
      <text:p text:style-name="P32">Cette fonction va créer un nouveau poisson à partir d’un numéro de partie. Elle va chercher une position aléatoire, et si elle est libre, elle va mettre le poisson à cet endroit, lui donner un type et un id, puis envoyer un message de type C_POISS aux deux joueurs de la partie. Elle modifie ensuite le coord_t passé en paramètre pour y mettre les coordonnées finales du poisson.</text:p>
      <text:h text:style-name="Heading_20_3" text:outline-level="3"><text:tab/><text:span text:style-name="T25">CreerRequin</text:span></text:h>
      <text:p text:style-name="P32">Cette fonction va créer un nouveau poisson à partir d’un numéro de partie, d’un id de joueur et d’une position. Cette fonction fait la même chose que CreerPoiss, à part que le typeObjet est égal à REQUIN et pas POISSON. Cette fonction est utilisée lorsqu’un joueur utilise un objet REQUIN.</text:p>
      <text:h text:style-name="Heading_20_3" text:outline-level="3"><text:tab/><text:span text:style-name="T25">ChronoPoisson</text:span></text:h>
      <text:p text:style-name="P32">Cette fonction prend en paramètre une position en y x, un numéro de partie et un id de Poisson. La fonction va retrouver le poisson indiqué dans l’étang et passer son état en MORDU, puis dormir 5 secondes, avant de repaser son état en LIBRE. Si le poisson est attrapé pendant le sommeil de Chrono, le poisson sera attrapé. Cette fonction est lancée après qu’un poisson ait trouvé une ligne à proximité.</text:p>
      <text:h text:style-name="Heading_20_3" text:outline-level="3"><text:tab/><text:span text:style-name="T25">StopPartie</text:span></text:h>
      <text:p text:style-name="P34">La fonction lance simulation_stopper, puis ferme les socket des joueurs de sa partie, puis attend la fermeture de son threadTCP et de ses deux thread jTCP.</text:p>
      <text:h text:style-name="Heading_20_3" text:outline-level="3"><text:soft-page-break/><text:tab/><text:span text:style-name="T25">StopServeur</text:span></text:h>
      <text:p text:style-name="P33">La fonctionne se déclanche sous le signal SIGINT, arrête toutes les boucles<text:span text:style-name="T78">[] des parties ,et la boucle principale, arrêtant ainsi tous les thread de toutes les parties. Elle supprime le sémaphore, ferme la soketUDP, attend la fermeture de tous les thread threadTCP et jTCP, lance stopPartie pour toutes les parties.</text:span></text:p>
      <text:p text:style-name="P15">JOUEUR</text:p>
      <text:p text:style-name="P15">Les variables Globales</text:p>
      <text:p text:style-name="P13"><text:tab/><text:span text:style-name="T47">int</text:span></text:p>
      <text:p text:style-name="P34"><text:span text:style-name="T25">actJoueur</text:span> petmet de controler les actions du joueur et peut prendre les valeurs AFFICHE ou LIBRE.</text:p>
      <text:p text:style-name="P34"><text:span text:style-name="T25">boucle</text:span> permet à tous les thread de tourner tant qu’elle est égale à 1.</text:p>
      <text:p text:style-name="P34"><text:span text:style-name="T25">etatPartie</text:span> permet au joueur de savoir si la partie est en cours <text:span text:style-name="T79">(0)</text:span>, gagnée (WIN_GAME) ou arrêtée <text:span text:style-name="T79">(ENDGAME)</text:span>.</text:p>
      <text:p text:style-name="P34"><text:span text:style-name="T33">n</text:span><text:span text:style-name="T25">bpoiss</text:span> <text:span text:style-name="T80">est le nombre de poissons en cours dans la partie.</text:span></text:p>
      <text:p text:style-name="P35"><text:span text:style-name="T25">max_poiss</text:span> <text:span text:style-name="T80">est le nombre max de poissons dans la partie.</text:span></text:p>
      <text:p text:style-name="P34">* <text:span text:style-name="T25">abouge</text:span> <text:span text:style-name="T80">est un tableau d’int de taille max_poiss+1, permettant à chaque poisson de renseigner s’il a été affiché dans ce tour, et la dernière case permet de savoir combien ont été affichés.</text:span></text:p>
      <text:p text:style-name="P34"><text:span text:style-name="T33">s</text:span><text:span text:style-name="T25">ockfdTCP</text:span> <text:span text:style-name="T80">est pour stocket la socket TCP</text:span>, <text:span text:style-name="T25">sockfdUDP</text:span>, <text:span text:style-name="T80">pour la socket UDP.</text:span></text:p>
      <text:p text:style-name="P34"/>
      <text:p text:style-name="P13"><text:tab/><text:span text:style-name="T47">ligne_t, grille_t, joueur_t</text:span></text:p>
      <text:p text:style-name="P36">On a ensuite <text:span text:style-name="T25">ligne</text:span>, <text:span text:style-name="T25">etang</text:span> et <text:span text:style-name="T25">joueur</text:span>, contenant les informations de la ligne, de la grille de jeu et du joueur.</text:p>
      <text:p text:style-name="P13"><text:tab/><text:span text:style-name="T47">poisson_t</text:span></text:p>
      <text:p text:style-name="P36">On a ensuite un tableau de max_poiss poisson_t <text:span text:style-name="T25">poiss</text:span>, qui permettra de retrouver la position des poissons.</text:p>
      <text:p text:style-name="P13"><text:tab/><text:span text:style-name="T47">pthread_t</text:span></text:p>
      <text:p text:style-name="P36">On a <text:span text:style-name="T84">trois</text:span> pthread_t, un pour <text:span text:style-name="T25">affiche</text:span>, qui va être associé à la routine d’affichage, <text:span text:style-name="T84">un pour gérer les interractions avec le joueur </text:span><text:span text:style-name="T34">clic</text:span><text:span text:style-name="T65">,</text:span> et <text:span text:style-name="T25">gerant</text:span> qui va être associé à la routine qui va organiser le jeu.</text:p>
      <text:p text:style-name="P13"><text:tab/><text:span text:style-name="T47">Mutex</text:span></text:p>
      <table:table table:name="Tableau2" table:style-name="Tableau2">
        <table:table-column table:style-name="Tableau2.A"/>
        <table:table-column table:style-name="Tableau2.B"/>
        <table:table-row>
          <table:table-cell table:style-name="Tableau2.A1" office:value-type="string">
            <text:p text:style-name="P70">Mutex</text:p>
          </table:table-cell>
          <table:table-cell table:style-name="Tableau2.B1" office:value-type="string">
            <text:p text:style-name="P70">Variable associée</text:p>
          </table:table-cell>
        </table:table-row>
        <table:table-row>
          <table:table-cell table:style-name="Tableau2.A2" office:value-type="string">
            <text:p text:style-name="P69">sock</text:p>
          </table:table-cell>
          <table:table-cell table:style-name="Tableau2.B2" office:value-type="string">
            <text:p text:style-name="P71">sockfdTCP</text:p>
          </table:table-cell>
        </table:table-row>
        <table:table-row>
          <table:table-cell table:style-name="Tableau2.A2" office:value-type="string">
            <text:p text:style-name="P69">mess</text:p>
          </table:table-cell>
          <table:table-cell table:style-name="Tableau2.B2" office:value-type="string">
            <text:p text:style-name="P71">la fenêtre d’affichage message</text:p>
          </table:table-cell>
        </table:table-row>
        <table:table-row>
          <table:table-cell table:style-name="Tableau2.A2" office:value-type="string">
            <text:p text:style-name="P69">obj</text:p>
          </table:table-cell>
          <table:table-cell table:style-name="Tableau2.B2" office:value-type="string">
            <text:p text:style-name="P71">la fenêtre d’affichage des objets</text:p>
          </table:table-cell>
        </table:table-row>
        <table:table-row>
          <table:table-cell table:style-name="Tableau2.A2" office:value-type="string">
            <text:p text:style-name="P69">abouges</text:p>
          </table:table-cell>
          <table:table-cell table:style-name="Tableau2.B2" office:value-type="string">
            <text:p text:style-name="P71">abouge[]</text:p>
          </table:table-cell>
        </table:table-row>
        <table:table-row>
          <table:table-cell table:style-name="Tableau2.A2" office:value-type="string">
            <text:p text:style-name="P69">act</text:p>
          </table:table-cell>
          <table:table-cell table:style-name="Tableau2.B2" office:value-type="string">
            <text:p text:style-name="P71">actJoueur</text:p>
          </table:table-cell>
        </table:table-row>
        <table:table-row>
          <table:table-cell table:style-name="Tableau2.A2" office:value-type="string">
            <text:p text:style-name="P69">etat</text:p>
          </table:table-cell>
          <table:table-cell table:style-name="Tableau2.B2" office:value-type="string">
            <text:p text:style-name="P71">etatPartie</text:p>
          </table:table-cell>
        </table:table-row>
        <table:table-row>
          <table:table-cell table:style-name="Tableau2.A2" office:value-type="string">
            <text:p text:style-name="P69">poissons</text:p>
          </table:table-cell>
          <table:table-cell table:style-name="Tableau2.B2" office:value-type="string">
            <text:p text:style-name="P71">nbpoiss</text:p>
          </table:table-cell>
        </table:table-row>
        <table:table-row>
          <table:table-cell table:style-name="Tableau2.A2" office:value-type="string">
            <text:p text:style-name="P69">mutJ</text:p>
          </table:table-cell>
          <table:table-cell table:style-name="Tableau2.B2" office:value-type="string">
            <text:p text:style-name="P71">joueur</text:p>
          </table:table-cell>
        </table:table-row>
        <table:table-row>
          <table:table-cell table:style-name="Tableau2.A2" office:value-type="string">
            <text:p text:style-name="P69">mutpoiss</text:p>
          </table:table-cell>
          <table:table-cell table:style-name="Tableau2.B2" office:value-type="string">
            <text:p text:style-name="P71">poiss[]</text:p>
          </table:table-cell>
        </table:table-row>
        <table:table-row>
          <table:table-cell table:style-name="Tableau2.A2" office:value-type="string">
            <text:p text:style-name="P69">mutLigne</text:p>
          </table:table-cell>
          <table:table-cell table:style-name="Tableau2.B2" office:value-type="string">
            <text:p text:style-name="P71">ligne</text:p>
          </table:table-cell>
        </table:table-row>
      </table:table>
      <text:p text:style-name="P13"/>
      <text:p text:style-name="P13"><text:tab/><text:span text:style-name="T47">Cond</text:span></text:p>
      <text:p text:style-name="P36">On a une variable de condition, <text:span text:style-name="T25">aff</text:span><text:span text:style-name="T58">, qui va déclancher ou bloquer l’affichage des poissons.</text:span></text:p>
      <text:p text:style-name="P13"><text:tab/><text:span text:style-name="T48">WINDOW</text:span></text:p>
      <text:p text:style-name="P36"><text:span text:style-name="T25">*fen_sim</text:span>, <text:s/>*<text:span text:style-name="T25">fen_msg</text:span>, <text:s/>*<text:span text:style-name="T25">fen_obj</text:span> : <text:span text:style-name="T81">fenêtres d’affichasue de la simulation, des messages et des objets.</text:span></text:p>
      <text:p text:style-name="P36"><text:s/>*<text:span text:style-name="T25">fen_box_sim</text:span>, <text:s text:c="2"/>*<text:span text:style-name="T25">fen_box_msg</text:span>, <text:s/>*<text:span text:style-name="T25">fen_box_ob</text:span>j : <text:span text:style-name="T81">fenêtres box des fenêtres ci dessus</text:span></text:p>
      <text:p text:style-name="P13"><text:soft-page-break/><text:tab/></text:p>
      <text:p text:style-name="P16">Le main<text:span text:style-name="T54"> – l. XXX à XXX</text:span></text:p>
      <text:p text:style-name="P38">Le main commence par controler les variables passées en paramètre. Il récupère ensuite le tableau de sémaphores, crée une socketUDP grâce au numéro de port passé en paramètre et se connecte au serveur en UDP. Il va ensuite recevoir une adresse en UDP, qui est l’adresse TCP du serveur. Il va s’y connecter, après avoir fait un P() sur le sémaphore, et demander à recevoir les informations du jeu.</text:p>
      <text:p text:style-name="P38"><text:s/>Il va ensuite les recevoir en TCP. Il va alors donner un id au joueur, renseigner le nombre max de poissons, la hauteur, la largeur… Grâce à ces informations, il va allouer la mémoire des tableaux poiss et abouges, des objets de la grille, puis init les informations de la ligne (position à -1 -1 et pos à RELEVE). </text:p>
      <text:p text:style-name="P38">Il va ensuite lancer simulation_initialiser, ncureses et ncurses_couleurs. Il définit ensuite une palette de couleur (parce que cela ne fonctionnait pas dans ncurses_couleur). <text:span text:style-name="T82">Il crée ensuite toutes les fenêtres avec les fonctions associées (qui ne fonctionnent pas, donc on a mit du code brut). </text:span></text:p>
      <text:p text:style-name="P85">On crée ensuite les thread gerant, affiche et clic, l’action de joueur passe à libre et la boucle de réception des messages commence. Il va gérer les cas suivants :</text:p>
      <text:p text:style-name="P38"><text:tab/>-<text:span text:style-name="T83">resultat de pêche : selon le type d’objet, le joueur va gagner ou perdre un nombre de points et de poireaux. S’il pêche un pneu ou une dynamite, il va dormir pendant 3 secondes, car il est bloqué.</text:span></text:p>
      <text:p text:style-name="P38"><text:tab/>-<text:span text:style-name="T83">creation de poisson : il va reporter ce nouveau poisson dans son étan g et dans le tableau poiss. On incrémente alors nbpoiss</text:span></text:p>
      <text:p text:style-name="P38"><text:tab/>-<text:span text:style-name="T83">mouvement de poisson : selon la direction reçue, le poisson va être déplacé dans cette direction dans l’étang avec swap_poiss(). On incrémente abouge de ce poisson et la dernière case de abouge</text:span></text:p>
      <text:p text:style-name="P38"><text:tab/>-<text:span text:style-name="T83">fin de poisson : on cherche le poisson dans poiss avec son id, puis on le supprime de poiss et de etang avec kill_poiss()</text:span></text:p>
      <text:p text:style-name="P38"><text:tab/>-<text:span text:style-name="T83">fin de jeu : l’état de la partie passe à ENDGAME</text:span></text:p>
      <text:p text:style-name="P38"><text:tab/>-<text:span text:style-name="T83">resultat de la pose de ligne : le joueur reçoit la confirmation de la pose de sa ligne, il modifie alors la cese etang et les info de ligne.</text:span></text:p>
      <text:p text:style-name="P38"><text:s/><text:tab/>-<text:span text:style-name="T83">resultat de la pose d’un piège : Si la pose d’un pièce a été accpeté par le serveur, le joueur le met dans son étang.</text:span></text:p>
      <text:p text:style-name="P39">Après cette boucle, le serveur attend les thread affiche et gerant.</text:p>
      <text:p text:style-name="P15">Les threads</text:p>
      <text:p text:style-name="P14"><text:tab/><text:span text:style-name="T49">GestionAction – l. XXX à XXX</text:span></text:p>
      <text:p text:style-name="P40">La fonction va organiser la partie : si actJoueur est à AFFICHE, elle va réveiller le thread d’affichage. Elle va aussi gérer la fin de jeu : elle vérifie si son joueur a 15 points à chacun de ses tours. S’il a 15 points, etatPartie passe à WIN_GAME et un message est envoyé au serveur, informant que le joueur a gagné.</text:p>
      <text:p text:style-name="P40">Si etatPartie est à ENDGAME, elle lance simulation_stopper. À la fin de chaque t<text:span text:style-name="T85">o</text:span>ur, elle dort une seconde.</text:p>
      <text:p text:style-name="P20"><text:tab/>ClicAction<text:span text:style-name="T54"> – l. XXX à XXX</text:span></text:p>
      <text:p text:style-name="P41">La fonction <text:span text:style-name="T85">va lancer ncurses_souris et lancer sa boucle. Si l’action du joueur est libre, elle va attendre un clic du joueur :</text:span></text:p>
      <text:p text:style-name="P42">Si cela tombe dans la fenetre de jeu, on regarde s’il y a un item actif : si oui, on regarde s’il a assez de poreaus pour acheter <text:s/>l’objet et on met poseObj à 1. En sortant , si on a posé un objet, on retire le cout des poireaus au joueur et on envoie au serveur qu’on a posé un objet. S’il n’y a pas d’item actif, on regarde la position de la ligne</text:p>
      <text:p text:style-name="P42"><text:tab/>-posée : on envoie au serveur qu’on relève la ligne</text:p>
      <text:p text:style-name="P42"><text:tab/>-relevée : on envoie au serveur qu’on pose la ligne à la position capturée.</text:p>
      <text:p text:style-name="P42">Si ça tombe dans la fenêtre d’objet, selon la case, on passe l’item_actif à l’objet correspondant (PNEU, REQUIN…).</text:p>
      <text:p text:style-name="P20"><text:tab/><text:span text:style-name="T50">affichage – l. XXX à XXX</text:span></text:p>
      <text:p text:style-name="P40"><text:soft-page-break/>Le thread tourne tant que boucle =1. Il vérifie la valeur de actJoueur, si elle est différente de <text:s/>AFFICHE, le thread attend à être réveillé par un pthread_cond_broadcast de la part du gérant. Ensuite, la fonction va parcourir toutes les cases de l’étang et afficher ses éléments → eau, poisson, ligne si c’est celle du joueur, requin si c’est le joueur qui l’a posé, pneu si c’est le joueur qui l’a posé. À la fin du parcours, elle va remettre toutes les cases de abouge à 0 et actJoueur à LIBRE.</text:p>
      <text:p text:style-name="P15">Les fonctions</text:p>
      <text:p text:style-name="P14"><text:tab/><text:span text:style-name="T49">simulation stopper – l. XXX à XXX</text:span></text:p>
      <text:p text:style-name="P37">La fonction va mettre boucle à 0, arrêtant ainsi les thread, puis elle libère l’espace alloué pour les objets, le tableau de poissons et le tableau abouge. Elle arrête ncur<text:span text:style-name="T83">s</text:span>es et supprime les fenêtres d’affichage. Elle ferme ensuite les socket TCP et UDP.</text:p>
      <text:p text:style-name="P14"><text:tab/><text:span text:style-name="T49">stopJoueur – l. XXX à XXX</text:span></text:p>
      <text:p text:style-name="P37">Lorsqu’elle reçoit le signal SIGINT, elle lance simulationstopper() puis elle attend la fin des thread affiche et gerant.</text:p>
      <text:p text:style-name="P20"><text:tab/>simulation init<text:span text:style-name="T54"> – l. XXX à XXX</text:span></text:p>
      <text:p text:style-name="P37">La fonction init boucle à 1, <text:s/>init les cases à vide et les mutex de chaque objet.</text:p>
      <text:p text:style-name="P13"><text:tab/></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10H4M4S</meta:editing-duration>
    <meta:editing-cycles>74</meta:editing-cycles>
    <meta:generator>LibreOffice/5.1.6.2$Linux_X86_64 LibreOffice_project/10m0$Build-2</meta:generator>
    <dc:date>2020-04-12T23:00:16.747656754</dc:date>
    <meta:document-statistic meta:table-count="2" meta:image-count="0" meta:object-count="0" meta:page-count="10" meta:paragraph-count="211" meta:word-count="4795" meta:character-count="27620" meta:non-whitespace-character-count="22899"/>
  </office:meta>
</office:document-meta>
</file>